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1">
      <style:paragraph-properties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</text:p>
      <text:p text:style-name="Standard"/>
      <text:p text:style-name="Standard"/>
      <text:list xml:id="list2390305411" text:style-name="L1">
        <text:list-item>
          <text:p text:style-name="P2">Analizar las unidades de un ordenador:</text:p>
        </text:list-item>
      </text:list>
      <text:p text:style-name="Standard"/>
      <text:list xml:id="list1398622381" text:style-name="L2">
        <text:list-item>
          <text:list>
            <text:list-item>
              <text:p text:style-name="P3">Tipo (IDE, SATA, …). Configuración maestro o esclavo.</text:p>
            </text:list-item>
            <text:list-item>
              <text:p text:style-name="P3">Buses.</text:p>
            </text:list-item>
            <text:list-item>
              <text:p text:style-name="P3">Características físicas (cabezas, cilindros, ...).</text:p>
            </text:list-item>
            <text:list-item>
              <text:p text:style-name="P3">Dimensiones.</text:p>
            </text:list-item>
            <text:list-item>
              <text:p text:style-name="P3">Consumo.</text:p>
            </text:list-item>
            <text:list-item>
              <text:p text:style-name="P3">Tornillos de sujección.</text:p>
            </text:list-item>
          </text:list>
        </text:list-item>
      </text:list>
      <text:p text:style-name="Standard"/>
      <text:list xml:id="list1464594894" text:continue-list="list2390305411" text:style-name="L1">
        <text:list-item>
          <text:p text:style-name="P2">Copiar el MBR de un disco a un fichero y analizar su contenido:</text:p>
        </text:list-item>
      </text:list>
      <text:p text:style-name="Standard"/>
      <text:list xml:id="list950392238" text:style-name="L3">
        <text:list-item>
          <text:list>
            <text:list-item>
              <text:p text:style-name="P4">Firma del disco.</text:p>
            </text:list-item>
            <text:list-item>
              <text:p text:style-name="P4">Tabla de particiones.</text:p>
            </text:list-item>
            <text:list-item>
              <text:p text:style-name="P4">MBC.</text:p>
            </text:list-item>
          </text:list>
        </text:list-item>
      </text:list>
      <text:p text:style-name="Standard"/>
      <text:list xml:id="list56676876" text:continue-list="list1464594894" text:style-name="L1">
        <text:list-item>
          <text:p text:style-name="P5">Añadir en el trabajo correspondiente a discos duros un apartado con los resultados obtenidos en esta práctica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4-01-15T21:15:18</meta:creation-date>
    <dc:date>2014-04-03T10:58:51</dc:date>
    <dc:creator>santiago </dc:creator>
    <meta:editing-duration>PT3H5M17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1" meta:paragraph-count="13" meta:word-count="75" meta:character-count="427" meta:non-whitespace-character-count="377"/>
  </office:meta>
</office:document-meta>
</file>